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Helvetica, sans-serif, serif, EmojiFont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0898d0" officeooo:paragraph-rsid="000898d0"/>
    </style:style>
    <style:style style:name="P2" style:family="paragraph" style:parent-style-name="Preformatted_20_Text">
      <style:text-properties officeooo:rsid="000898d0" officeooo:paragraph-rsid="0008ee53"/>
    </style:style>
    <style:style style:name="T1" style:family="text">
      <style:text-properties officeooo:rsid="0008ee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Patrolling games on graphs</text:p>
      <text:p text:style-name="P1"/>
      <text:p text:style-name="P1">Abstract:</text:p>
      <text:p text:style-name="P2">Patrolling an area to find an intruder is a <text:span text:style-name="T1">scenario that is used </text:span>widely in <text:span text:style-name="T1">the security field with the aim to catch the intruder before he is able to do something nefarious, an example could be a guard patrolling a museum and a thief stealing from an exhibit <text:s text:c="1517"/>. </text:span>In this talk we shall introduce one game theoretic description of such a scenario and highlight known optimal solutions to some types of graphs such as the Hamiltonian graph <text:span text:style-name="T1">and Line graph</text:span>. We will present a problem with the line graph solution and correct the optimal strategy accordingly, seek<text:span text:style-name="T1">ing</text:span> to expand on this idea to generate <text:span text:style-name="T1">more general </text:span>strategies for <text:span text:style-name="T1">a variety of different graph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Helvetica, sans-serif, serif, EmojiFont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14:30:05.108941415</dc:date>
    <dc:creator>Thomas Lowbridge</dc:creator>
    <meta:editing-duration>PT1H38M49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3" meta:word-count="121" meta:character-count="2213" meta:non-whitespace-character-count="578"/>
  </office:meta>
</office:document-meta>
</file>